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d703" officeooo:paragraph-rsid="0001d703"/>
    </style:style>
    <style:style style:name="P2" style:family="paragraph" style:parent-style-name="Standard">
      <style:paragraph-properties fo:text-align="start" style:justify-single-word="false"/>
      <style:text-properties officeooo:rsid="0001d703" officeooo:paragraph-rsid="0001d703"/>
    </style:style>
    <style:style style:name="P3" style:family="paragraph" style:parent-style-name="Standard">
      <style:paragraph-properties fo:text-align="start" style:justify-single-word="false"/>
      <style:text-properties officeooo:rsid="0001d703" officeooo:paragraph-rsid="000fbeba"/>
    </style:style>
    <style:style style:name="P4" style:family="paragraph" style:parent-style-name="Standard">
      <style:paragraph-properties fo:text-align="start" style:justify-single-word="false"/>
      <style:text-properties officeooo:rsid="0001d703" officeooo:paragraph-rsid="001699c1"/>
    </style:style>
    <style:style style:name="P5" style:family="paragraph" style:parent-style-name="Standard">
      <style:paragraph-properties fo:text-align="start" style:justify-single-word="false"/>
      <style:text-properties officeooo:rsid="0001d703" officeooo:paragraph-rsid="0016d077"/>
    </style:style>
    <style:style style:name="P6" style:family="paragraph" style:parent-style-name="Standard">
      <style:paragraph-properties fo:text-align="start" style:justify-single-word="false"/>
      <style:text-properties officeooo:rsid="0001d703" officeooo:paragraph-rsid="0017ec4b"/>
    </style:style>
    <style:style style:name="P7" style:family="paragraph" style:parent-style-name="Standard">
      <style:paragraph-properties fo:text-align="start" style:justify-single-word="false"/>
      <style:text-properties officeooo:rsid="0001d703" officeooo:paragraph-rsid="001b0e1d"/>
    </style:style>
    <style:style style:name="P8" style:family="paragraph" style:parent-style-name="Standard">
      <style:paragraph-properties fo:text-align="start" style:justify-single-word="false"/>
      <style:text-properties officeooo:rsid="0001d703" officeooo:paragraph-rsid="001d8f24"/>
    </style:style>
    <style:style style:name="P9" style:family="paragraph" style:parent-style-name="Standard">
      <style:paragraph-properties fo:text-align="start" style:justify-single-word="false"/>
      <style:text-properties officeooo:rsid="0001d703" officeooo:paragraph-rsid="002cf007"/>
    </style:style>
    <style:style style:name="P10" style:family="paragraph" style:parent-style-name="Standard">
      <style:paragraph-properties fo:text-align="start" style:justify-single-word="false"/>
      <style:text-properties officeooo:rsid="0001d703" officeooo:paragraph-rsid="002f6df6"/>
    </style:style>
    <style:style style:name="P11" style:family="paragraph" style:parent-style-name="Standard">
      <style:paragraph-properties fo:text-align="start" style:justify-single-word="false"/>
      <style:text-properties officeooo:paragraph-rsid="0001d703"/>
    </style:style>
    <style:style style:name="P12" style:family="paragraph" style:parent-style-name="Standard">
      <style:paragraph-properties fo:text-align="start" style:justify-single-word="false"/>
      <style:text-properties officeooo:paragraph-rsid="001699c1"/>
    </style:style>
    <style:style style:name="P13" style:family="paragraph" style:parent-style-name="Standard">
      <style:paragraph-properties fo:text-align="start" style:justify-single-word="false"/>
      <style:text-properties officeooo:paragraph-rsid="001d8f24"/>
    </style:style>
    <style:style style:name="P14" style:family="paragraph" style:parent-style-name="Standard">
      <style:paragraph-properties fo:text-align="start" style:justify-single-word="false"/>
      <style:text-properties officeooo:paragraph-rsid="002cf007"/>
    </style:style>
    <style:style style:name="P15" style:family="paragraph" style:parent-style-name="Standard">
      <style:paragraph-properties fo:text-align="start" style:justify-single-word="false"/>
      <style:text-properties officeooo:paragraph-rsid="002f6df6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1d703" officeooo:paragraph-rsid="0001d70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1d703" officeooo:paragraph-rsid="001d8f24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1d703" officeooo:paragraph-rsid="0001d70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cf007" officeooo:paragraph-rsid="002cf00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0bbf38" officeooo:paragraph-rsid="000d0311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0bbf38" officeooo:paragraph-rsid="001699c1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0bbf38" officeooo:paragraph-rsid="001d8f24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0bbf38" officeooo:paragraph-rsid="001e45ab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0bbf38" officeooo:paragraph-rsid="002cf007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0fbeba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1699c1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187d6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1b0e1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1d8f24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23c1f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2cf007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weight="bold" officeooo:rsid="00134e1c" officeooo:paragraph-rsid="002f6df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0fbeba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116bc0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1699c1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187d67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1b0e1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1d8f24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2cf007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weight="bold" officeooo:rsid="0012790c" officeooo:paragraph-rsid="002f6df6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1699c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187d67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1b0e1d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1d8f24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1e45ab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2112c6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2cf00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weight="bold" officeooo:rsid="00116bc0" officeooo:paragraph-rsid="002f6df6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weight="bold" officeooo:rsid="0016d077" officeooo:paragraph-rsid="0016d077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weight="bold" officeooo:rsid="0016d077" officeooo:paragraph-rsid="0017ec4b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weight="bold" officeooo:rsid="0016d077" officeooo:paragraph-rsid="001d8f24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weight="bold" officeooo:rsid="00187d67" officeooo:paragraph-rsid="00187d67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weight="bold" officeooo:rsid="00187d67" officeooo:paragraph-rsid="001b0e1d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weight="bold" officeooo:rsid="00187d67" officeooo:paragraph-rsid="001d8f24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01d703" officeooo:paragraph-rsid="000fbeba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01d703" officeooo:paragraph-rsid="001699c1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01d703" officeooo:paragraph-rsid="00187d67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01d703" officeooo:paragraph-rsid="001b0e1d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01d703" officeooo:paragraph-rsid="001d8f24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01d703" officeooo:paragraph-rsid="002cf007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01d703" officeooo:paragraph-rsid="002f6df6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weight="normal" officeooo:rsid="0001d703" officeooo:paragraph-rsid="000fbeba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weight="normal" officeooo:rsid="0001d703" officeooo:paragraph-rsid="001d8f24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weight="normal" officeooo:rsid="001699c1" officeooo:paragraph-rsid="0017ec4b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weight="normal" officeooo:rsid="001699c1" officeooo:paragraph-rsid="001d8f24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weight="normal" officeooo:rsid="00187d67" officeooo:paragraph-rsid="00187d67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weight="normal" officeooo:rsid="00187d67" officeooo:paragraph-rsid="001b0e1d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weight="normal" officeooo:rsid="00187d67" officeooo:paragraph-rsid="001d8f24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weight="normal" officeooo:rsid="00187d67" officeooo:paragraph-rsid="00228331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116bc0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1699c1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187d67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1b0e1d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1d8f24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2cf007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weight="normal" officeooo:rsid="00116bc0" officeooo:paragraph-rsid="002f6df6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officeooo:rsid="001699c1" officeooo:paragraph-rsid="001699c1"/>
    </style:style>
    <style:style style:name="P78" style:family="paragraph" style:parent-style-name="Standard">
      <style:paragraph-properties fo:text-align="start" style:justify-single-word="false"/>
      <style:text-properties officeooo:rsid="001699c1" officeooo:paragraph-rsid="0016d077"/>
    </style:style>
    <style:style style:name="P79" style:family="paragraph" style:parent-style-name="Standard">
      <style:paragraph-properties fo:text-align="start" style:justify-single-word="false"/>
      <style:text-properties officeooo:rsid="001699c1" officeooo:paragraph-rsid="001d8f24"/>
    </style:style>
    <style:style style:name="P80" style:family="paragraph" style:parent-style-name="Standard">
      <style:paragraph-properties fo:text-align="start" style:justify-single-word="false"/>
      <style:text-properties officeooo:rsid="001699c1" officeooo:paragraph-rsid="002f6df6"/>
    </style:style>
    <style:style style:name="P8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1d703" officeooo:paragraph-rsid="000d0311" style:letter-kerning="true" style:font-size-asian="11pt" style:font-style-asian="normal" style:font-weight-asian="normal" style:text-emphasize="none"/>
    </style:style>
    <style:style style:name="P8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1d703" officeooo:paragraph-rsid="001699c1" style:letter-kerning="true" style:font-size-asian="11pt" style:font-style-asian="normal" style:font-weight-asian="normal" style:text-emphasize="none"/>
    </style:style>
    <style:style style:name="P8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1d703" officeooo:paragraph-rsid="001d8f24" style:letter-kerning="true" style:font-size-asian="11pt" style:font-style-asian="normal" style:font-weight-asian="normal" style:text-emphasize="none"/>
    </style:style>
    <style:style style:name="P8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1d703" officeooo:paragraph-rsid="001e45ab" style:letter-kerning="true" style:font-size-asian="11pt" style:font-style-asian="normal" style:font-weight-asian="normal" style:text-emphasize="none"/>
    </style:style>
    <style:style style:name="P8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1d703" officeooo:paragraph-rsid="002cf007" style:letter-kerning="true" style:font-size-asian="11pt" style:font-style-asian="normal" style:font-weight-asian="normal" style:text-emphasize="none"/>
    </style:style>
    <style:style style:name="P8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1d703" officeooo:paragraph-rsid="002f6df6" style:letter-kerning="true" style:font-size-asian="11pt" style:font-style-asian="normal" style:font-weight-asian="normal" style:text-emphasize="none"/>
    </style:style>
    <style:style style:name="P8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e1c" officeooo:paragraph-rsid="000fbeba" style:letter-kerning="true" style:font-size-asian="12pt" style:font-style-asian="normal" style:font-weight-asian="normal" style:font-size-complex="12pt" style:font-weight-complex="bold" style:text-emphasize="none"/>
    </style:style>
    <style:style style:name="P8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e1c" officeooo:paragraph-rsid="001699c1" style:letter-kerning="true" style:font-size-asian="12pt" style:font-style-asian="normal" style:font-weight-asian="normal" style:font-size-complex="12pt" style:font-weight-complex="bold" style:text-emphasize="none"/>
    </style:style>
    <style:style style:name="P8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8f24" style:letter-kerning="true" style:font-size-asian="12pt" style:font-style-asian="normal" style:font-weight-asian="normal" style:font-size-complex="12pt" style:text-emphasize="none"/>
    </style:style>
    <style:style style:name="P9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1d8f24" style:letter-kerning="true" style:font-size-asian="11pt" style:font-style-asian="normal" style:font-weight-asian="normal" style:font-size-complex="12pt" style:text-emphasize="none"/>
    </style:style>
    <style:style style:name="P9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2cf007" officeooo:paragraph-rsid="002cf007" style:letter-kerning="true" style:font-size-asian="11pt" style:font-style-asian="normal" style:font-weight-asian="normal" style:font-size-complex="12pt" style:text-emphasize="none"/>
    </style:style>
    <style:style style:name="P9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2cf007" officeooo:paragraph-rsid="002f6df6" style:letter-kerning="true" style:font-size-asian="11pt" style:font-style-asian="normal" style:font-weight-asian="normal" style:font-size-complex="12pt" style:text-emphasize="none"/>
    </style:style>
    <style:style style:name="P93" style:family="paragraph" style:parent-style-name="Standard">
      <style:paragraph-properties fo:text-align="start" style:justify-single-word="false"/>
      <style:text-properties officeooo:rsid="003965c4" officeooo:paragraph-rsid="003965c4"/>
    </style:style>
    <style:style style:name="P94" style:family="paragraph" style:parent-style-name="Standard">
      <style:paragraph-properties fo:text-align="start" style:justify-single-word="false" style:writing-mode="lr-tb"/>
      <style:text-properties officeooo:paragraph-rsid="001e45ab"/>
    </style:style>
    <style:style style:name="P95" style:family="paragraph" style:parent-style-name="Standard">
      <style:paragraph-properties fo:text-align="start" style:justify-single-word="false" style:writing-mode="lr-tb"/>
      <style:text-properties officeooo:paragraph-rsid="00228331"/>
    </style:style>
    <style:style style:name="P9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0fbeba" style:letter-kerning="true" style:font-size-asian="11pt" style:font-style-asian="normal" style:font-weight-asian="bold" style:font-weight-complex="bold" style:text-emphasize="none"/>
    </style:style>
    <style:style style:name="P9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1699c1" style:letter-kerning="true" style:font-size-asian="11pt" style:font-style-asian="normal" style:font-weight-asian="bold" style:font-weight-complex="bold" style:text-emphasize="none"/>
    </style:style>
    <style:style style:name="P9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187d67" style:letter-kerning="true" style:font-size-asian="11pt" style:font-style-asian="normal" style:font-weight-asian="bold" style:font-weight-complex="bold" style:text-emphasize="none"/>
    </style:style>
    <style:style style:name="P9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1b0e1d" style:letter-kerning="true" style:font-size-asian="11pt" style:font-style-asian="normal" style:font-weight-asian="bold" style:font-weight-complex="bold" style:text-emphasize="none"/>
    </style:style>
    <style:style style:name="P10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1d8f24" style:letter-kerning="true" style:font-size-asian="11pt" style:font-style-asian="normal" style:font-weight-asian="bold" style:font-weight-complex="bold" style:text-emphasize="none"/>
    </style:style>
    <style:style style:name="P10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2cf007" style:letter-kerning="true" style:font-size-asian="11pt" style:font-style-asian="normal" style:font-weight-asian="bold" style:font-weight-complex="bold" style:text-emphasize="none"/>
    </style:style>
    <style:style style:name="P10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bold" officeooo:rsid="0012790c" officeooo:paragraph-rsid="002f6df6" style:letter-kerning="true" style:font-size-asian="11pt" style:font-style-asian="normal" style:font-weight-asian="bold" style:font-weight-complex="bold" style:text-emphasize="none"/>
    </style:style>
    <style:style style:name="P10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0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99c1" style:letter-kerning="true" style:font-size-asian="12pt" style:font-style-asian="normal" style:font-weight-asian="normal" style:font-size-complex="12pt" style:text-emphasize="none"/>
    </style:style>
    <style:style style:name="P10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10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0d0311" style:letter-kerning="true" style:font-size-asian="11pt" style:font-style-asian="normal" style:font-weight-asian="normal" style:text-emphasize="none"/>
    </style:style>
    <style:style style:name="P10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1699c1" style:letter-kerning="true" style:font-size-asian="11pt" style:font-style-asian="normal" style:font-weight-asian="normal" style:text-emphasize="none"/>
    </style:style>
    <style:style style:name="P10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1d8f24" style:letter-kerning="true" style:font-size-asian="11pt" style:font-style-asian="normal" style:font-weight-asian="normal" style:text-emphasize="none"/>
    </style:style>
    <style:style style:name="P10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1e45ab" style:letter-kerning="true" style:font-size-asian="11pt" style:font-style-asian="normal" style:font-weight-asian="normal" style:text-emphasize="none"/>
    </style:style>
    <style:style style:name="P11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2cf007" style:letter-kerning="true" style:font-size-asian="11pt" style:font-style-asian="normal" style:font-weight-asian="normal" style:text-emphasize="none"/>
    </style:style>
    <style:style style:name="P11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2f6df6" style:letter-kerning="true" style:font-size-asian="11pt" style:font-style-asian="normal" style:font-weight-asian="normal" style:text-emphasize="none"/>
    </style:style>
    <style:style style:name="P112" style:family="paragraph" style:parent-style-name="Preformatted_20_Text">
      <style:paragraph-properties fo:text-align="start" style:justify-single-word="false"/>
      <style:text-properties style:font-name="Liberation Serif" fo:font-weight="normal" officeooo:rsid="0001d703" officeooo:paragraph-rsid="001699c1" style:font-weight-asian="normal" style:font-weight-complex="normal"/>
    </style:style>
    <style:style style:name="P113" style:family="paragraph" style:parent-style-name="Preformatted_20_Text">
      <style:paragraph-properties fo:text-align="start" style:justify-single-word="false"/>
      <style:text-properties style:font-name="Liberation Serif" fo:font-weight="normal" officeooo:rsid="0001d703" officeooo:paragraph-rsid="001d8f24" style:font-weight-asian="normal" style:font-weight-complex="normal"/>
    </style:style>
    <style:style style:name="P114" style:family="paragraph" style:parent-style-name="Preformatted_20_Text">
      <style:paragraph-properties fo:text-align="start" style:justify-single-word="false"/>
      <style:text-properties style:font-name="Liberation Serif" fo:font-weight="normal" officeooo:rsid="00187d67" officeooo:paragraph-rsid="00187d67" style:font-weight-asian="normal" style:font-weight-complex="normal"/>
    </style:style>
    <style:style style:name="P115" style:family="paragraph" style:parent-style-name="Preformatted_20_Text">
      <style:paragraph-properties fo:text-align="start" style:justify-single-word="false"/>
      <style:text-properties style:font-name="Liberation Serif" fo:font-weight="normal" officeooo:rsid="00187d67" officeooo:paragraph-rsid="00190e63" style:font-weight-asian="normal" style:font-weight-complex="normal"/>
    </style:style>
    <style:style style:name="P116" style:family="paragraph" style:parent-style-name="Preformatted_20_Text">
      <style:paragraph-properties fo:text-align="start" style:justify-single-word="false"/>
      <style:text-properties style:font-name="Liberation Serif" fo:font-weight="normal" officeooo:rsid="00187d67" officeooo:paragraph-rsid="001aaadc" style:font-weight-asian="normal" style:font-weight-complex="normal"/>
    </style:style>
    <style:style style:name="P117" style:family="paragraph" style:parent-style-name="Preformatted_20_Text">
      <style:paragraph-properties fo:text-align="start" style:justify-single-word="false"/>
      <style:text-properties style:font-name="Liberation Serif" fo:font-weight="normal" officeooo:rsid="00187d67" officeooo:paragraph-rsid="001b0e1d" style:font-weight-asian="normal" style:font-weight-complex="normal"/>
    </style:style>
    <style:style style:name="P118" style:family="paragraph" style:parent-style-name="Preformatted_20_Text">
      <style:paragraph-properties fo:text-align="start" style:justify-single-word="false"/>
      <style:text-properties style:font-name="Liberation Serif" fo:font-weight="normal" officeooo:rsid="00187d67" officeooo:paragraph-rsid="001d8f24" style:font-weight-asian="normal" style:font-weight-complex="normal"/>
    </style:style>
    <style:style style:name="P119" style:family="paragraph" style:parent-style-name="Preformatted_20_Text">
      <style:paragraph-properties fo:text-align="start" style:justify-single-word="false"/>
      <style:text-properties style:font-name="Liberation Serif" fo:font-weight="normal" officeooo:rsid="00187d67" officeooo:paragraph-rsid="00228331" style:font-weight-asian="normal" style:font-weight-complex="normal"/>
    </style:style>
    <style:style style:name="P120" style:family="paragraph" style:parent-style-name="Preformatted_20_Text">
      <style:paragraph-properties fo:text-align="start" style:justify-single-word="false"/>
      <style:text-properties style:font-name="Liberation Serif" fo:font-weight="normal" officeooo:rsid="00228331" officeooo:paragraph-rsid="00228331" style:font-weight-asian="normal" style:font-weight-complex="normal"/>
    </style:style>
    <style:style style:name="P121" style:family="paragraph" style:parent-style-name="Preformatted_20_Text">
      <style:paragraph-properties fo:text-align="start" style:justify-single-word="false"/>
      <style:text-properties style:font-name="Liberation Serif" fo:font-weight="normal" officeooo:rsid="002cf007" officeooo:paragraph-rsid="002cf007" style:font-weight-asian="normal" style:font-weight-complex="normal"/>
    </style:style>
    <style:style style:name="P122" style:family="paragraph" style:parent-style-name="Preformatted_20_Text">
      <style:paragraph-properties fo:text-align="start" style:justify-single-word="false"/>
      <style:text-properties style:font-name="Liberation Serif" fo:font-weight="normal" officeooo:rsid="002cf007" officeooo:paragraph-rsid="002f6df6" style:font-weight-asian="normal" style:font-weight-complex="normal"/>
    </style:style>
    <style:style style:name="P123" style:family="paragraph" style:parent-style-name="Preformatted_20_Text">
      <style:paragraph-properties fo:text-align="start" style:justify-single-word="false"/>
      <style:text-properties officeooo:rsid="0001d703" officeooo:paragraph-rsid="00187d67"/>
    </style:style>
    <style:style style:name="P124" style:family="paragraph" style:parent-style-name="Preformatted_20_Text">
      <style:paragraph-properties fo:text-align="start" style:justify-single-word="false"/>
      <style:text-properties fo:font-weight="bold" officeooo:rsid="001699c1" officeooo:paragraph-rsid="001d8f24" style:font-weight-asian="bold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weight="bold" officeooo:rsid="003965c4" officeooo:paragraph-rsid="003965c4" style:font-weight-asian="bold" style:font-weight-complex="bold"/>
    </style:style>
    <style:style style:name="T1" style:family="text">
      <style:text-properties officeooo:rsid="0001d703"/>
    </style:style>
    <style:style style:name="T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87d67" style:letter-kerning="true" style:font-size-asian="11pt" style:font-style-asian="normal" style:font-weight-asian="normal" style:font-weight-complex="normal" style:text-emphasize="none"/>
    </style:style>
    <style:style style:name="T4" style:family="text">
      <style:text-properties officeooo:rsid="000bc88a"/>
    </style:style>
    <style:style style:name="T5" style:family="text">
      <style:text-properties officeooo:rsid="0014399c"/>
    </style:style>
    <style:style style:name="T6" style:family="text">
      <style:text-properties officeooo:rsid="000d0311"/>
    </style:style>
    <style:style style:name="T7" style:family="text">
      <style:text-properties officeooo:rsid="001fba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ed81" style:font-weight-asian="normal" style:font-weight-complex="normal"/>
    </style:style>
    <style:style style:name="T10" style:family="text">
      <style:text-properties fo:font-weight="normal" officeooo:rsid="000fbeba" style:font-weight-asian="normal" style:font-weight-complex="normal"/>
    </style:style>
    <style:style style:name="T11" style:family="text">
      <style:text-properties fo:font-weight="normal" officeooo:rsid="00116bc0" style:font-weight-asian="normal" style:font-weight-complex="normal"/>
    </style:style>
    <style:style style:name="T12" style:family="text">
      <style:text-properties fo:font-weight="normal" officeooo:rsid="001699c1" style:font-weight-asian="normal" style:font-weight-complex="normal"/>
    </style:style>
    <style:style style:name="T13" style:family="text">
      <style:text-properties fo:font-weight="normal" officeooo:rsid="00187d67" style:font-weight-asian="normal" style:font-weight-complex="normal"/>
    </style:style>
    <style:style style:name="T14" style:family="text">
      <style:text-properties fo:font-weight="normal" officeooo:rsid="001b0e1d" style:font-weight-asian="normal" style:font-weight-complex="normal"/>
    </style:style>
    <style:style style:name="T15" style:family="text">
      <style:text-properties fo:font-weight="normal" officeooo:rsid="001e45ab" style:font-weight-asian="normal" style:font-weight-complex="normal"/>
    </style:style>
    <style:style style:name="T16" style:family="text">
      <style:text-properties fo:font-weight="normal" officeooo:rsid="002112c6" style:font-weight-asian="normal" style:font-weight-complex="normal"/>
    </style:style>
    <style:style style:name="T17" style:family="text">
      <style:text-properties fo:font-weight="normal" officeooo:rsid="00228331" style:font-weight-asian="normal" style:font-weight-complex="normal"/>
    </style:style>
    <style:style style:name="T18" style:family="text">
      <style:text-properties fo:font-weight="normal" officeooo:rsid="0023c1ff" style:font-weight-asian="normal" style:font-weight-complex="normal"/>
    </style:style>
    <style:style style:name="T19" style:family="text">
      <style:text-properties fo:font-weight="normal" officeooo:rsid="0025783d" style:font-weight-asian="normal" style:font-weight-complex="normal"/>
    </style:style>
    <style:style style:name="T20" style:family="text">
      <style:text-properties fo:font-weight="normal" officeooo:rsid="002cf007" style:font-weight-asian="normal" style:font-weight-complex="normal"/>
    </style:style>
    <style:style style:name="T21" style:family="text">
      <style:text-properties fo:font-weight="normal" officeooo:rsid="002f6df6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2927f" style:font-weight-asian="bold" style:font-weight-complex="bold"/>
    </style:style>
    <style:style style:name="T24" style:family="text">
      <style:text-properties fo:font-weight="bold" officeooo:rsid="001699c1" style:font-weight-asian="bold" style:font-weight-complex="bold"/>
    </style:style>
    <style:style style:name="T25" style:family="text">
      <style:text-properties fo:font-weight="bold" officeooo:rsid="001d8f24" style:font-weight-asian="bold" style:font-weight-complex="bold"/>
    </style:style>
    <style:style style:name="T26" style:family="text">
      <style:text-properties fo:font-weight="bold" officeooo:rsid="0001d703" style:font-weight-asian="bold" style:font-weight-complex="bold"/>
    </style:style>
    <style:style style:name="T27" style:family="text">
      <style:text-properties fo:font-weight="bold" officeooo:rsid="002630e3" style:font-weight-asian="bold" style:font-weight-complex="bold"/>
    </style:style>
    <style:style style:name="T28" style:family="text">
      <style:text-properties fo:font-weight="bold" officeooo:rsid="002cf007" style:font-weight-asian="bold" style:font-weight-complex="bold"/>
    </style:style>
    <style:style style:name="T29" style:family="text">
      <style:text-properties fo:font-weight="bold" officeooo:rsid="002f6df6" style:font-weight-asian="bold" style:font-weight-complex="bold"/>
    </style:style>
    <style:style style:name="T30" style:family="text">
      <style:text-properties fo:font-weight="bold" officeooo:rsid="003965c4" style:font-weight-asian="bold" style:font-weight-complex="bold"/>
    </style:style>
    <style:style style:name="T31" style:family="text">
      <style:text-properties fo:font-weight="bold" officeooo:rsid="003a8a0d" style:font-weight-asian="bold" style:font-weight-complex="bold"/>
    </style:style>
    <style:style style:name="T32" style:family="text">
      <style:text-properties style:font-name="Liberation Serif" fo:font-weight="bold" officeooo:rsid="000e566c" style:font-weight-asian="bold" style:font-weight-complex="bold"/>
    </style:style>
    <style:style style:name="T33" style:family="text">
      <style:text-properties style:font-name="Liberation Serif" fo:font-weight="normal" style:font-weight-asian="normal" style:font-weight-complex="normal"/>
    </style:style>
    <style:style style:name="T34" style:family="text">
      <style:text-properties style:font-name="Liberation Serif" fo:font-weight="normal" officeooo:rsid="00187d67" style:font-weight-asian="normal" style:font-weight-complex="normal"/>
    </style:style>
    <style:style style:name="T35" style:family="text">
      <style:text-properties style:font-name="Liberation Serif" fo:font-weight="normal" officeooo:rsid="00116bc0" style:font-weight-asian="normal" style:font-weight-complex="normal"/>
    </style:style>
    <style:style style:name="T36" style:family="text">
      <style:text-properties style:font-name="Liberation Serif" fo:font-weight="normal" officeooo:rsid="002cf007" style:font-weight-asian="normal" style:font-weight-complex="normal"/>
    </style:style>
    <style:style style:name="T37" style:family="text">
      <style:text-properties style:font-name="Liberation Serif" fo:font-weight="normal" officeooo:rsid="002f6df6" style:font-weight-asian="normal" style:font-weight-complex="normal"/>
    </style:style>
    <style:style style:name="T38" style:family="text">
      <style:text-properties officeooo:rsid="00116bc0"/>
    </style:style>
    <style:style style:name="T39" style:family="text">
      <style:text-properties officeooo:rsid="001699c1"/>
    </style:style>
    <style:style style:name="T40" style:family="text">
      <style:text-properties officeooo:rsid="0016d077"/>
    </style:style>
    <style:style style:name="T41" style:family="text">
      <style:text-properties officeooo:rsid="0017ec4b"/>
    </style:style>
    <style:style style:name="T42" style:family="text">
      <style:text-properties officeooo:rsid="00187d67"/>
    </style:style>
    <style:style style:name="T43" style:family="text">
      <style:text-properties officeooo:rsid="000bbf38"/>
    </style:style>
    <style:style style:name="T44" style:family="text">
      <style:text-properties officeooo:rsid="001d8f24"/>
    </style:style>
    <style:style style:name="T45" style:family="text">
      <style:text-properties officeooo:rsid="001e45ab"/>
    </style:style>
    <style:style style:name="T46" style:family="text">
      <style:text-properties officeooo:rsid="00228331"/>
    </style:style>
    <style:style style:name="T47" style:family="text">
      <style:text-properties officeooo:rsid="002630e3"/>
    </style:style>
    <style:style style:name="T48" style:family="text">
      <style:text-properties officeooo:rsid="00288636"/>
    </style:style>
    <style:style style:name="T49" style:family="text">
      <style:text-properties officeooo:rsid="0029d690"/>
    </style:style>
    <style:style style:name="T50" style:family="text">
      <style:text-properties officeooo:rsid="002cf0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to<text:span text:style-name="T38">col</text:span> document</text:p>
      <text:p text:style-name="P1"/>
      <text:p text:style-name="P16">Role management</text:p>
      <text:p text:style-name="P2"/>
      <text:p text:style-name="P3"><text:span text:style-name="T32">Defination</text:span> : <text:s/></text:p>
      <text:p text:style-name="P2"><text:s text:c="4"/>roleid &lt;uuid &gt;PRIMARY KEY,</text:p>
      <text:p text:style-name="P2"><text:s text:c="4"/>appid &lt;uuid&gt;,</text:p>
      <text:p text:style-name="P2"><text:s text:c="4"/>create_ts &lt;timestamp&gt;,</text:p>
      <text:p text:style-name="P2"><text:s text:c="4"/>isactive &lt;boolean&gt;,</text:p>
      <text:p text:style-name="P2"><text:s text:c="4"/>isdelete &lt;boolean&gt;,</text:p>
      <text:p text:style-name="P2"><text:s text:c="4"/>metainfo map&lt;text, text&gt;,</text:p>
      <text:p text:style-name="P2"><text:s text:c="4"/>mod_by &lt;uuid&gt;,</text:p>
      <text:p text:style-name="P2"><text:s text:c="4"/>mod_ts &lt;timestamp&gt;,</text:p>
      <text:p text:style-name="P2"><text:s text:c="4"/>roledesc &lt;text&gt;,</text:p>
      <text:p text:style-name="P2"><text:s text:c="4"/>rolename &lt;text&gt;</text:p>
      <text:p text:style-name="P2"/>
      <text:p text:style-name="P2"><text:span text:style-name="T22">1) Create</text:span> <text:span text:style-name="T22">Role</text:span></text:p>
      <text:p text:style-name="P2"/>
      <text:p text:style-name="P11"><text:span text:style-name="T26">URL</text:span><text:span text:style-name="T1"> : http://localhost/role</text:span></text:p>
      <text:p text:style-name="P2"><text:span text:style-name="T22">Method</text:span> : POST</text:p>
      <text:p text:style-name="P2"><text:span text:style-name="T22">Headers</text:span> :</text:p>
      <text:p text:style-name="P2">content-type : application\json</text:p>
      <text:p text:style-name="P77">authorization : &lt;JWT-token&gt;</text:p>
      <text:p text:style-name="P2">appid <text:s/>: &lt;uuid&gt;<text:span text:style-name="T4">&lt;appid&gt;</text:span></text:p>
      <text:p text:style-name="P2"><text:span text:style-name="T23">P</text:span><text:span text:style-name="T22">ayloaddata</text:span> : </text:p>
      <text:p text:style-name="P81">{</text:p>
      <text:p text:style-name="P20"><text:s text:c="4"/>“<text:span text:style-name="T6">rolename</text:span> ” : “&lt;text&gt;”, <text:span text:style-name="T5">&lt;mandatory&gt;</text:span></text:p>
      <text:p text:style-name="P20"><text:s text:c="4"/>“<text:span text:style-name="T6">roledesc</text:span>” : “&lt;text&gt;”,<text:span text:style-name="T5">&lt;optional&gt;</text:span></text:p>
      <text:p text:style-name="P20"><text:s text:c="4"/>“metainfo” : “map&lt;text, text&gt;”,<text:span text:style-name="T5">&lt;optional&gt;</text:span></text:p>
      <text:p text:style-name="P106">}</text:p>
      <text:p text:style-name="P96">Response :</text:p>
      <text:p text:style-name="P96"><text:tab/>Success : </text:p>
      <text:p text:style-name="P55"><text:s text:c="6"/><text:tab/><text:tab/><text:tab/><text:span text:style-name="T7">{“success”:&lt;text&gt;, “result”:{“roleid”:&lt;uuid&gt;}}</text:span></text:p>
      <text:p text:style-name="P55"><text:tab/><text:tab/><text:tab/><text:span text:style-name="T10">200 - </text:span><text:span text:style-name="T8">{"success":"success","result":{"roleid":</text:span><text:span text:style-name="T10">&lt;roleid&gt;</text:span><text:span text:style-name="T8">}}</text:span></text:p>
      <text:p text:style-name="P33"><text:tab/>Failure:</text:p>
      <text:p text:style-name="P33"><text:tab/><text:tab/><text:tab/><text:span text:style-name="T9">{“errormessage”:&lt;text&gt;}</text:span></text:p>
      <text:p text:style-name="P35"><text:span text:style-name="T9"><text:tab/><text:tab/><text:tab/></text:span><text:span text:style-name="T12">400 - invalid content-type</text:span></text:p>
      <text:p text:style-name="P34"><text:span text:style-name="T9"><text:tab/><text:tab/><text:tab/></text:span><text:span text:style-name="T11">400 - token not available! provide token for authentication</text:span></text:p>
      <text:p text:style-name="P70"><text:tab/><text:tab/><text:tab/>400 - bad request! json is not in a proper format</text:p>
      <text:p text:style-name="P70"><text:tab/><text:tab/><text:tab/>400 - not a valid token</text:p>
      <text:p text:style-name="P70"><text:tab/><text:tab/><text:tab/>400 - not a string</text:p>
      <text:p text:style-name="P70"><text:tab/><text:tab/><text:tab/>400 - not an object</text:p>
      <text:p text:style-name="P70"><text:tab/><text:tab/><text:tab/>400 - empty role name</text:p>
      <text:p text:style-name="P70"><text:tab/><text:tab/><text:tab/>400 - empty appid in header</text:p>
      <text:p text:style-name="P70"><text:tab/><text:tab/><text:tab/>400 - invalid appid</text:p>
      <text:p text:style-name="P25">Example : </text:p>
      <text:p text:style-name="P87">{</text:p>
      <text:p text:style-name="P103">"roledesc" : "Admin role",</text:p>
      <text:p text:style-name="P103">"rolename":"Admin",</text:p>
      <text:p text:style-name="P103">"metainfo": {"info":"AHM1233","roledet" : "rw"}</text:p>
      <text:p text:style-name="P103">}</text:p>
      <text:p text:style-name="P25">Response : </text:p>
      <text:p text:style-name="P123"><text:span text:style-name="T33">{"success":"success","result":{"roleid":"</text:span><text:span text:style-name="T34">52be4446-d78a-4a8b-b02a-5ba1d687ebf9</text:span><text:span text:style-name="T33">"}}</text:span></text:p>
      <text:p text:style-name="P4"><text:soft-page-break/><text:span text:style-name="T24">2</text:span><text:span text:style-name="T22">) </text:span><text:span text:style-name="T24">Update</text:span> <text:span text:style-name="T22">Role</text:span></text:p>
      <text:p text:style-name="P4"/>
      <text:p text:style-name="P12"><text:span text:style-name="T26">URL</text:span><text:span text:style-name="T1"> : http://localhost/role</text:span></text:p>
      <text:p text:style-name="P4"><text:span text:style-name="T22">Method</text:span> : P<text:span text:style-name="T49">U</text:span>T</text:p>
      <text:p text:style-name="P4"><text:span text:style-name="T22">Headers</text:span> :</text:p>
      <text:p text:style-name="P4">content-type : application\json</text:p>
      <text:p text:style-name="P77">authorization : &lt;JWT-token&gt;</text:p>
      <text:p text:style-name="P4"><text:span text:style-name="T39">role</text:span>id <text:s/>: &lt;uuid&gt;<text:span text:style-name="T4">&lt;roleid&gt;</text:span></text:p>
      <text:p text:style-name="P4"><text:span text:style-name="T23">P</text:span><text:span text:style-name="T22">ayloaddata</text:span> : </text:p>
      <text:p text:style-name="P82">{</text:p>
      <text:p text:style-name="P21"><text:s text:c="4"/>“<text:span text:style-name="T6">rolename</text:span> ” : “&lt;text&gt;”, <text:span text:style-name="T5">&lt;mandatory&gt;</text:span></text:p>
      <text:p text:style-name="P21"><text:s text:c="4"/>“<text:span text:style-name="T6">roledesc</text:span>” : “&lt;text&gt;”,<text:span text:style-name="T5">&lt;optional&gt;</text:span></text:p>
      <text:p text:style-name="P21"><text:s text:c="4"/>“metainfo” : “map&lt;text, text&gt;”,<text:span text:style-name="T5">&lt;optional&gt;</text:span></text:p>
      <text:p text:style-name="P107">}</text:p>
      <text:p text:style-name="P97">Response :</text:p>
      <text:p text:style-name="P97"><text:tab/>Success : </text:p>
      <text:p text:style-name="P56"><text:s text:c="6"/><text:tab/><text:tab/><text:tab/><text:span text:style-name="T7">{“success”:&lt;text&gt;}</text:span></text:p>
      <text:p text:style-name="P56"><text:tab/><text:tab/><text:tab/><text:span text:style-name="T10">200 - </text:span><text:span text:style-name="T8">{"success":"success"}</text:span></text:p>
      <text:p text:style-name="P35"><text:tab/>Failure:</text:p>
      <text:p text:style-name="P35"><text:tab/><text:tab/><text:tab/><text:span text:style-name="T9">{“errormessage”:&lt;text&gt;}</text:span></text:p>
      <text:p text:style-name="P35"><text:span text:style-name="T9"><text:tab/><text:tab/><text:tab/></text:span><text:span text:style-name="T12">400 - invalid content-type</text:span></text:p>
      <text:p text:style-name="P35"><text:span text:style-name="T9"><text:tab/><text:tab/><text:tab/></text:span><text:span text:style-name="T11">400 - token not available! provide token for authentication</text:span></text:p>
      <text:p text:style-name="P71"><text:tab/><text:tab/><text:tab/>400 - bad request! json is not in a proper format</text:p>
      <text:p text:style-name="P71"><text:tab/><text:tab/><text:tab/>400 - not a valid token</text:p>
      <text:p text:style-name="P71"><text:tab/><text:tab/><text:tab/>400 - not a string</text:p>
      <text:p text:style-name="P71"><text:tab/><text:tab/><text:tab/>400 - not an object</text:p>
      <text:p text:style-name="P71"><text:tab/><text:tab/><text:tab/>400 - empty role name</text:p>
      <text:p text:style-name="P41"><text:span text:style-name="T8"><text:tab/><text:tab/><text:tab/>400 - empty </text:span><text:span text:style-name="T12">role</text:span><text:span text:style-name="T8">id in header</text:span></text:p>
      <text:p text:style-name="P41"><text:span text:style-name="T8"><text:tab/><text:tab/><text:tab/>400 - invalid </text:span><text:span text:style-name="T12">role</text:span><text:span text:style-name="T8">id</text:span></text:p>
      <text:p text:style-name="P26">Example : </text:p>
      <text:p text:style-name="P88">{</text:p>
      <text:p text:style-name="P104">"roledesc" : "Admin role",</text:p>
      <text:p text:style-name="P104">"rolename":"Admin",</text:p>
      <text:p text:style-name="P104">"metainfo": {"info":"AHM1233","roledet" : "rw"}</text:p>
      <text:p text:style-name="P104">}</text:p>
      <text:p text:style-name="P26">Response : </text:p>
      <text:p text:style-name="P112">{"success":"success"}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9"><text:soft-page-break/>3) Get <text:span text:style-name="T41">Role</text:span></text:p>
      <text:p text:style-name="P5"><text:span text:style-name="T22">URL</text:span> : <text:span text:style-name="T40">http://localhost/role?roleid=&lt;roleid&gt;</text:span></text:p>
      <text:p text:style-name="P5"><text:span text:style-name="T22">Method</text:span> : <text:span text:style-name="T40">GET</text:span></text:p>
      <text:p text:style-name="P5"><text:span text:style-name="T22">Headers</text:span> :</text:p>
      <text:p text:style-name="P78">authorization : &lt;JWT-token&gt;</text:p>
      <text:p text:style-name="P5"/>
      <text:p text:style-name="P98">Response :</text:p>
      <text:p text:style-name="P98"><text:tab/>Success : </text:p>
      <text:p text:style-name="P57"><text:s text:c="6"/><text:tab/><text:tab/><text:tab/><text:span text:style-name="T7">{“success”:&lt;text&gt;}</text:span></text:p>
      <text:p text:style-name="P57"><text:tab/><text:tab/><text:tab/></text:p>
      <text:p text:style-name="P66"><text:tab/><text:tab/><text:tab/>200 - { <text:s/>"success": "success",</text:p>
      <text:p text:style-name="P114"><text:tab/><text:tab/><text:tab/><text:tab/><text:tab/>"result": [{</text:p>
      <text:p text:style-name="P114"><text:s text:c="6"/><text:tab/><text:tab/><text:tab/><text:tab/><text:tab/><text:tab/><text:tab/><text:tab/>"roleid": <text:span text:style-name="T43">“&lt;uuid&gt;”</text:span>,</text:p>
      <text:p text:style-name="P116"><text:s text:c="5"/><text:tab/><text:tab/><text:tab/><text:tab/><text:tab/><text:tab/><text:tab/><text:tab/>"appid":<text:span text:style-name="T43">“&lt;uuid&gt;”</text:span>,</text:p>
      <text:p text:style-name="P114"><text:s text:c="5"/><text:span text:style-name="T43"><text:s/><text:tab/><text:tab/><text:tab/><text:tab/><text:tab/><text:tab/><text:tab/><text:tab/>“create_ts”: “&lt;timestamp&gt;”</text:span></text:p>
      <text:p text:style-name="P114"><text:s text:c="6"/><text:tab/><text:tab/><text:tab/><text:tab/><text:tab/><text:tab/><text:tab/><text:tab/>"isactive": true,</text:p>
      <text:p text:style-name="P114"><text:s text:c="6"/><text:tab/><text:tab/><text:tab/><text:tab/><text:tab/><text:tab/><text:tab/><text:tab/>"isdelete": false,</text:p>
      <text:p text:style-name="P116"><text:s text:c="6"/><text:tab/><text:tab/><text:tab/><text:tab/><text:tab/><text:tab/><text:tab/><text:tab/>"metainfo": <text:span text:style-name="T43">“map&lt;text, text&gt;”</text:span></text:p>
      <text:p text:style-name="P116"><text:s text:c="6"/><text:tab/><text:tab/><text:tab/><text:tab/><text:tab/><text:tab/><text:tab/><text:tab/>"mod_by": <text:span text:style-name="T43">“&lt;uuid&gt;”,</text:span></text:p>
      <text:p text:style-name="P115"><text:s text:c="6"/><text:tab/><text:tab/><text:tab/><text:tab/><text:tab/><text:tab/><text:tab/><text:tab/>"mod_ts": <text:span text:style-name="T43">“&lt;timestamp&gt;”</text:span></text:p>
      <text:p text:style-name="P115"><text:s text:c="6"/><text:tab/><text:tab/><text:tab/><text:tab/><text:tab/><text:tab/><text:tab/><text:tab/>"roledesc": <text:span text:style-name="T43">“&lt;text&gt;”</text:span>,</text:p>
      <text:p text:style-name="P115"><text:s text:c="6"/><text:tab/><text:tab/><text:tab/><text:tab/><text:tab/><text:tab/><text:tab/><text:tab/>"rolename": <text:span text:style-name="T43">“&lt;text&gt;”</text:span>,</text:p>
      <text:p text:style-name="P114"><text:s text:c="4"/><text:tab/><text:tab/><text:tab/><text:tab/><text:tab/><text:tab/><text:tab/> <text:s/>}]</text:p>
      <text:p text:style-name="P66"><text:tab/><text:tab/><text:tab/> <text:s text:c="9"/>}</text:p>
      <text:p text:style-name="P36"><text:tab/>Failure:</text:p>
      <text:p text:style-name="P36"><text:tab/><text:tab/><text:tab/><text:span text:style-name="T9">{“errormessage”:&lt;text&gt;}</text:span></text:p>
      <text:p text:style-name="P36"><text:span text:style-name="T9"><text:tab/><text:tab/><text:tab/></text:span><text:span text:style-name="T11">400 - token not available! provide token for authentication</text:span></text:p>
      <text:p text:style-name="P72"><text:tab/><text:tab/><text:tab/>400 - not a valid token</text:p>
      <text:p text:style-name="P42"><text:span text:style-name="T8"><text:tab/><text:tab/><text:tab/>400 - empty </text:span><text:span text:style-name="T12">role</text:span><text:span text:style-name="T8">id </text:span><text:span text:style-name="T14">in query</text:span></text:p>
      <text:p text:style-name="P42"><text:span text:style-name="T8"><text:tab/><text:tab/><text:tab/>400 - invalid </text:span><text:span text:style-name="T12">role</text:span><text:span text:style-name="T8">id</text:span></text:p>
      <text:p text:style-name="P5"/>
      <text:p text:style-name="P27">Example : <text:span text:style-name="T13">http://localhost:8090/role?roleid=52be4446-d78a-4a8b-b02a-5ba1d687ebf9</text:span></text:p>
      <text:p text:style-name="P27"/>
      <text:p text:style-name="P52">Response :</text:p>
      <text:p text:style-name="P114">{</text:p>
      <text:p text:style-name="P114"><text:s text:c="2"/>"success": "success",</text:p>
      <text:p text:style-name="P114"><text:s text:c="2"/>"result": [ {</text:p>
      <text:p text:style-name="P114"><text:s text:c="6"/>"roleid": "52be4446-d78a-4a8b-b02a-5ba1d687ebf9",</text:p>
      <text:p text:style-name="P114"><text:s text:c="6"/>"appid": "898b0601-bab6-4ea8-b5d4-a1ccf1a7a3a9",</text:p>
      <text:p text:style-name="P114"><text:s text:c="6"/>"create_ts": "2017-03-04T10:38:17.851Z",</text:p>
      <text:p text:style-name="P114"><text:s text:c="6"/>"isactive": true,</text:p>
      <text:p text:style-name="P114"><text:s text:c="6"/>"isdelete": false,</text:p>
      <text:p text:style-name="P114"><text:s text:c="6"/>"metainfo": {</text:p>
      <text:p text:style-name="P114"><text:s text:c="8"/>"info": "AHM1233",</text:p>
      <text:p text:style-name="P114"><text:s text:c="8"/>"roledet": "rw"</text:p>
      <text:p text:style-name="P114"><text:s text:c="6"/>},</text:p>
      <text:p text:style-name="P114"><text:s text:c="6"/>"mod_by": null,</text:p>
      <text:p text:style-name="P114"><text:s text:c="6"/>"mod_ts": "2017-03-04T10:38:17.851Z",</text:p>
      <text:p text:style-name="P114"><text:s text:c="6"/>"roledesc": "Admin role",</text:p>
      <text:p text:style-name="P114"><text:s text:c="6"/>"rolename": "Admin"</text:p>
      <text:p text:style-name="P114"><text:s text:c="4"/>}]</text:p>
      <text:p text:style-name="P114">}</text:p>
      <text:p text:style-name="P50"><text:soft-page-break/><text:span text:style-name="T41">4</text:span>) Get <text:span text:style-name="T41">Role List</text:span></text:p>
      <text:p text:style-name="P6"><text:span text:style-name="T22">URL</text:span> : <text:span text:style-name="T40">http://localhost/role/list?appid=&lt;appid&gt;</text:span></text:p>
      <text:p text:style-name="P6"><text:span text:style-name="T22">Method</text:span> : <text:span text:style-name="T40">GET</text:span></text:p>
      <text:p text:style-name="P6"><text:span text:style-name="T22">Headers</text:span> :</text:p>
      <text:p text:style-name="P64">authorization : &lt;JWT-token&gt;</text:p>
      <text:p text:style-name="P64"/>
      <text:p text:style-name="P99">Response :</text:p>
      <text:p text:style-name="P99"><text:tab/>Success : </text:p>
      <text:p text:style-name="P58"><text:s text:c="6"/><text:tab/><text:tab/><text:tab/><text:span text:style-name="T7">{“success”:&lt;text&gt;}</text:span></text:p>
      <text:p text:style-name="P67"><text:tab/><text:tab/><text:tab/>200 - { <text:s/>"success": "success",</text:p>
      <text:p text:style-name="P117"><text:tab/><text:tab/><text:tab/><text:tab/><text:tab/>"result": [{</text:p>
      <text:p text:style-name="P117"><text:s text:c="6"/><text:tab/><text:tab/><text:tab/><text:tab/><text:tab/><text:tab/><text:tab/><text:tab/>"roleid": <text:span text:style-name="T43">“&lt;uuid&gt;”</text:span>,</text:p>
      <text:p text:style-name="P117"><text:s text:c="5"/><text:tab/><text:tab/><text:tab/><text:tab/><text:tab/><text:tab/><text:tab/><text:tab/>"appid":<text:span text:style-name="T43">“&lt;uuid&gt;”</text:span>,</text:p>
      <text:p text:style-name="P117"><text:s text:c="5"/><text:span text:style-name="T43"><text:s/><text:tab/><text:tab/><text:tab/><text:tab/><text:tab/><text:tab/><text:tab/><text:tab/>“create_ts”: “&lt;timestamp&gt;”</text:span></text:p>
      <text:p text:style-name="P117"><text:s text:c="6"/><text:tab/><text:tab/><text:tab/><text:tab/><text:tab/><text:tab/><text:tab/><text:tab/>"isactive": true,</text:p>
      <text:p text:style-name="P117"><text:s text:c="6"/><text:tab/><text:tab/><text:tab/><text:tab/><text:tab/><text:tab/><text:tab/><text:tab/>"isdelete": false,</text:p>
      <text:p text:style-name="P117"><text:s text:c="6"/><text:tab/><text:tab/><text:tab/><text:tab/><text:tab/><text:tab/><text:tab/><text:tab/>"metainfo": <text:span text:style-name="T43">“map&lt;text, text&gt;”</text:span></text:p>
      <text:p text:style-name="P117"><text:s text:c="6"/><text:tab/><text:tab/><text:tab/><text:tab/><text:tab/><text:tab/><text:tab/><text:tab/>"mod_by": <text:span text:style-name="T43">“&lt;uuid&gt;”,</text:span></text:p>
      <text:p text:style-name="P117"><text:s text:c="6"/><text:tab/><text:tab/><text:tab/><text:tab/><text:tab/><text:tab/><text:tab/><text:tab/>"mod_ts": <text:span text:style-name="T43">“&lt;timestamp&gt;”</text:span></text:p>
      <text:p text:style-name="P117"><text:s text:c="6"/><text:tab/><text:tab/><text:tab/><text:tab/><text:tab/><text:tab/><text:tab/><text:tab/>"roledesc": <text:span text:style-name="T43">“&lt;text&gt;”</text:span>,</text:p>
      <text:p text:style-name="P117"><text:s text:c="6"/><text:tab/><text:tab/><text:tab/><text:tab/><text:tab/><text:tab/><text:tab/><text:tab/>"rolename": <text:span text:style-name="T43">“&lt;text&gt;”</text:span>,</text:p>
      <text:p text:style-name="P117"><text:s text:c="4"/><text:tab/><text:tab/><text:tab/><text:tab/><text:tab/><text:tab/><text:tab/> <text:s/>}]</text:p>
      <text:p text:style-name="P67"><text:tab/><text:tab/><text:tab/> <text:s text:c="9"/>}</text:p>
      <text:p text:style-name="P37"><text:tab/>Failure:</text:p>
      <text:p text:style-name="P37"><text:tab/><text:tab/><text:tab/><text:span text:style-name="T9">{“errormessage”:&lt;text&gt;}</text:span></text:p>
      <text:p text:style-name="P37"><text:span text:style-name="T9"><text:tab/><text:tab/><text:tab/></text:span><text:span text:style-name="T11">400 - token not available! provide token for authentication</text:span></text:p>
      <text:p text:style-name="P73"><text:tab/><text:tab/><text:tab/>400 - not a valid token</text:p>
      <text:p text:style-name="P43"><text:span text:style-name="T8"><text:tab/><text:tab/><text:tab/>400 - empty </text:span><text:span text:style-name="T14">app</text:span><text:span text:style-name="T8">id </text:span><text:span text:style-name="T14">in query</text:span></text:p>
      <text:p text:style-name="P43"><text:span text:style-name="T8"><text:tab/><text:tab/><text:tab/>400 - invalid </text:span><text:span text:style-name="T14">app</text:span><text:span text:style-name="T8">id</text:span></text:p>
      <text:p text:style-name="P7"/>
      <text:p text:style-name="P28">Example : <text:span text:style-name="T13">http://localhost:8090/role/</text:span><text:span text:style-name="T14">list</text:span><text:span text:style-name="T13">?</text:span><text:span text:style-name="T14">app</text:span><text:span text:style-name="T13">id=898b0601-bab6-4ea8-b5d4-a1ccf1a7a3a9</text:span></text:p>
      <text:p text:style-name="P28"/>
      <text:p text:style-name="P53">Response :</text:p>
      <text:p text:style-name="P117">{</text:p>
      <text:p text:style-name="P117"><text:s text:c="2"/>"success": "success",</text:p>
      <text:p text:style-name="P117"><text:s text:c="2"/>"result": [ {</text:p>
      <text:p text:style-name="P117"><text:s text:c="6"/>"roleid": "52be4446-d78a-4a8b-b02a-5ba1d687ebf9",</text:p>
      <text:p text:style-name="P117"><text:s text:c="6"/>"appid": "898b0601-bab6-4ea8-b5d4-a1ccf1a7a3a9",</text:p>
      <text:p text:style-name="P117"><text:s text:c="6"/>"create_ts": "2017-03-04T10:38:17.851Z",</text:p>
      <text:p text:style-name="P117"><text:s text:c="6"/>"isactive": true,</text:p>
      <text:p text:style-name="P117"><text:s text:c="6"/>"isdelete": false,</text:p>
      <text:p text:style-name="P117"><text:s text:c="6"/>"metainfo": {</text:p>
      <text:p text:style-name="P117"><text:s text:c="8"/>"info": "AHM1233",</text:p>
      <text:p text:style-name="P117"><text:s text:c="8"/>"roledet": "rw"</text:p>
      <text:p text:style-name="P117"><text:s text:c="6"/>},</text:p>
      <text:p text:style-name="P117"><text:s text:c="6"/>"mod_by": null,</text:p>
      <text:p text:style-name="P117"><text:s text:c="6"/>"mod_ts": "2017-03-04T10:38:17.851Z",</text:p>
      <text:p text:style-name="P117"><text:s text:c="6"/>"roledesc": "Admin role",</text:p>
      <text:p text:style-name="P117"><text:s text:c="6"/>"rolename": "Admin"</text:p>
      <text:p text:style-name="P117"><text:s text:c="4"/>}]</text:p>
      <text:p text:style-name="P117">}</text:p>
      <text:p text:style-name="P117"/>
      <text:p text:style-name="P17"><text:soft-page-break/><text:span text:style-name="T44">Client</text:span> management</text:p>
      <text:p text:style-name="P8"/>
      <text:p text:style-name="P8"><text:span text:style-name="T32">Defination</text:span> : <text:s/></text:p>
      <text:p text:style-name="P8"><text:s text:c="4"/><text:span text:style-name="T44">clientid</text:span> &lt;uuid &gt;PRIMARY KEY,</text:p>
      <text:p text:style-name="P8"><text:s text:c="4"/>appid &lt;uuid&gt;,</text:p>
      <text:p text:style-name="P8"><text:s text:c="4"/>create_ts &lt;timestamp&gt;,</text:p>
      <text:p text:style-name="P8"><text:s text:c="4"/>isactive &lt;boolean&gt;,</text:p>
      <text:p text:style-name="P8"><text:s text:c="4"/>isdelete &lt;boolean&gt;,</text:p>
      <text:p text:style-name="P8"><text:s text:c="4"/>metainfo map&lt;text, text&gt;,</text:p>
      <text:p text:style-name="P8"><text:s text:c="4"/>mod_by &lt;uuid&gt;,</text:p>
      <text:p text:style-name="P8"><text:s text:c="4"/>mod_ts &lt;timestamp&gt;,</text:p>
      <text:p text:style-name="P8"><text:s text:c="4"/><text:span text:style-name="T44">client</text:span>desc &lt;text&gt;,</text:p>
      <text:p text:style-name="P8"><text:s text:c="4"/><text:span text:style-name="T44">client</text:span>name &lt;text&gt;,</text:p>
      <text:p text:style-name="P8"><text:s text:c="4"/><text:span text:style-name="T44">defaultrole &lt;uuid&gt;</text:span></text:p>
      <text:p text:style-name="P8"/>
      <text:p text:style-name="P8"><text:span text:style-name="T22">1) Create</text:span> <text:span text:style-name="T25">Client</text:span></text:p>
      <text:p text:style-name="P8"/>
      <text:p text:style-name="P13"><text:span text:style-name="T26">URL</text:span><text:span text:style-name="T1"> : http://localhost/client</text:span></text:p>
      <text:p text:style-name="P8"><text:span text:style-name="T22">Method</text:span> : POST</text:p>
      <text:p text:style-name="P8"><text:span text:style-name="T22">Headers</text:span> :</text:p>
      <text:p text:style-name="P8">content-type : application\json</text:p>
      <text:p text:style-name="P79">authorization : &lt;JWT-token&gt;</text:p>
      <text:p text:style-name="P8">appid <text:s/>: &lt;uuid&gt;<text:span text:style-name="T4">&lt;appid&gt;</text:span></text:p>
      <text:p text:style-name="P8"><text:span text:style-name="T23">P</text:span><text:span text:style-name="T22">ayloaddata</text:span> : </text:p>
      <text:p text:style-name="P83">{</text:p>
      <text:p text:style-name="P22"><text:s text:c="4"/>“<text:span text:style-name="T45">clientname</text:span> ” : “&lt;text&gt;”, <text:span text:style-name="T5">&lt;mandatory&gt;</text:span></text:p>
      <text:p text:style-name="P22"><text:s text:c="4"/>“<text:span text:style-name="T45">clientdesc</text:span>” : “&lt;text&gt;”,<text:span text:style-name="T5">&lt;optional&gt;</text:span></text:p>
      <text:p text:style-name="P22"><text:s text:c="4"/>“metainfo” : “map&lt;text, text&gt;”,<text:span text:style-name="T5">&lt;optional&gt;</text:span></text:p>
      <text:p text:style-name="P23"><text:s text:c="4"/>“<text:span text:style-name="T45">defaultrole</text:span>” : “<text:span text:style-name="T45">&lt;uuid&gt;</text:span>”<text:span text:style-name="T5">&lt;mandatory&gt;</text:span></text:p>
      <text:p text:style-name="P108">}</text:p>
      <text:p text:style-name="P100">Response :</text:p>
      <text:p text:style-name="P100"><text:tab/>Success : </text:p>
      <text:p text:style-name="P59"><text:s text:c="6"/><text:tab/><text:tab/><text:tab/><text:span text:style-name="T7">{“success”:&lt;text&gt;, “result”:{“clientid”:&lt;uuid&gt;}}</text:span></text:p>
      <text:p text:style-name="P59"><text:tab/><text:tab/><text:tab/><text:span text:style-name="T10">200 - </text:span><text:span text:style-name="T8">{"success":"success","result":{"</text:span><text:span text:style-name="T15">clientid</text:span><text:span text:style-name="T8">":</text:span><text:span text:style-name="T10">&lt;</text:span><text:span text:style-name="T15">clientid</text:span><text:span text:style-name="T10">&gt;</text:span><text:span text:style-name="T8">}}</text:span></text:p>
      <text:p text:style-name="P38"><text:tab/>Failure:</text:p>
      <text:p text:style-name="P38"><text:tab/><text:tab/><text:tab/><text:span text:style-name="T9">{“errormessage”:&lt;text&gt;}</text:span></text:p>
      <text:p text:style-name="P38"><text:span text:style-name="T9"><text:tab/><text:tab/><text:tab/></text:span><text:span text:style-name="T12">400 - invalid content-type</text:span></text:p>
      <text:p text:style-name="P38"><text:span text:style-name="T9"><text:tab/><text:tab/><text:tab/></text:span><text:span text:style-name="T11">400 - token not available! provide token for authentication</text:span></text:p>
      <text:p text:style-name="P74"><text:tab/><text:tab/><text:tab/>400 - bad request! json is not in a proper format</text:p>
      <text:p text:style-name="P74"><text:tab/><text:tab/><text:tab/>400 - not a valid token</text:p>
      <text:p text:style-name="P74"><text:tab/><text:tab/><text:tab/>400 - not a string</text:p>
      <text:p text:style-name="P74"><text:tab/><text:tab/><text:tab/>400 - not an object</text:p>
      <text:p text:style-name="P44"><text:span text:style-name="T8"><text:tab/><text:tab/><text:tab/>400 - empty </text:span><text:span text:style-name="T15">client</text:span><text:span text:style-name="T8"> name</text:span></text:p>
      <text:p text:style-name="P45"><text:span text:style-name="T8"><text:tab/><text:tab/><text:tab/>400 - empty </text:span><text:span text:style-name="T15">defaultrole</text:span></text:p>
      <text:p text:style-name="P45"><text:span text:style-name="T8"><text:tab/><text:tab/><text:tab/>400 - </text:span><text:span text:style-name="T15">invalid</text:span><text:span text:style-name="T8"> </text:span><text:span text:style-name="T15">role</text:span><text:span text:style-name="T17">id</text:span></text:p>
      <text:p text:style-name="P74"><text:tab/><text:tab/><text:tab/>400 - empty appid in header</text:p>
      <text:p text:style-name="P74"><text:tab/><text:tab/><text:tab/>400 - invalid appid</text:p>
      <text:p text:style-name="P74"/>
      <text:p text:style-name="P74"/>
      <text:p text:style-name="P74"/>
      <text:p text:style-name="P74"/>
      <text:p text:style-name="P74"/>
      <text:p text:style-name="P74"/>
      <text:p text:style-name="P29"><text:soft-page-break/>Example : </text:p>
      <text:p text:style-name="P90">{</text:p>
      <text:p text:style-name="P105">"clientdesc" : "client info",</text:p>
      <text:p text:style-name="P105">"clientname":"Client 1",</text:p>
      <text:p text:style-name="P105">"metainfo": {"info":"AHM1233"},</text:p>
      <text:p text:style-name="P94"><text:span text:style-name="T2">"defaultrole" : "</text:span><text:span text:style-name="T3">52be4446-d78a-4a8b-b02a-5ba1d687ebf9</text:span><text:span text:style-name="T2">"</text:span></text:p>
      <text:p text:style-name="P105">}</text:p>
      <text:p text:style-name="P89"/>
      <text:p text:style-name="P29">Response : </text:p>
      <text:p text:style-name="P113">{"success":"success","result":{"clientid":"eb251fa0-6fda-4241-a426-7b294343a61d"}}</text:p>
      <text:p text:style-name="P124"/>
      <text:p text:style-name="P8"><text:span text:style-name="T24">2</text:span><text:span text:style-name="T22">) </text:span><text:span text:style-name="T24">Update</text:span> <text:span text:style-name="T27">Client</text:span></text:p>
      <text:p text:style-name="P13"><text:span text:style-name="T26">URL</text:span><text:span text:style-name="T1"> : http://localhost/client</text:span></text:p>
      <text:p text:style-name="P8"><text:span text:style-name="T22">Method</text:span> : P<text:span text:style-name="T48">U</text:span>T</text:p>
      <text:p text:style-name="P8"><text:span text:style-name="T22">Headers</text:span> :</text:p>
      <text:p text:style-name="P8">content-type : application\json</text:p>
      <text:p text:style-name="P79">authorization : &lt;JWT-token&gt;</text:p>
      <text:p text:style-name="P8"><text:span text:style-name="T45">client</text:span>id <text:s/>: &lt;uuid&gt;<text:span text:style-name="T4">&lt;clientid&gt;</text:span></text:p>
      <text:p text:style-name="P8"><text:span text:style-name="T23">P</text:span><text:span text:style-name="T22">ayloaddata</text:span> : </text:p>
      <text:p text:style-name="P84">{</text:p>
      <text:p text:style-name="P23"><text:s text:c="4"/>“<text:span text:style-name="T45">clientname</text:span> ” : “&lt;text&gt;”, <text:span text:style-name="T5">&lt;mandatory&gt;</text:span></text:p>
      <text:p text:style-name="P23"><text:s text:c="4"/>“<text:span text:style-name="T45">clientdesc</text:span>” : “&lt;text&gt;”,<text:span text:style-name="T5">&lt;optional&gt;</text:span></text:p>
      <text:p text:style-name="P23"><text:s text:c="4"/>“metainfo” : “map&lt;text, text&gt;”,<text:span text:style-name="T5">&lt;optional&gt;</text:span></text:p>
      <text:p text:style-name="P23"><text:s text:c="4"/>“<text:span text:style-name="T45">defaultrole</text:span>” : “<text:span text:style-name="T45">&lt;uuid&gt;</text:span>”<text:span text:style-name="T5">&lt;mandatory&gt;</text:span></text:p>
      <text:p text:style-name="P109">}</text:p>
      <text:p text:style-name="P100">Response :</text:p>
      <text:p text:style-name="P100"><text:tab/>Success : </text:p>
      <text:p text:style-name="P59"><text:s text:c="6"/><text:tab/><text:tab/><text:tab/><text:span text:style-name="T7">{“success”:&lt;text&gt;}</text:span></text:p>
      <text:p text:style-name="P59"><text:tab/><text:tab/><text:tab/><text:span text:style-name="T10">200 - </text:span><text:span text:style-name="T8">{"success":"success"}</text:span></text:p>
      <text:p text:style-name="P38"><text:tab/>Failure:</text:p>
      <text:p text:style-name="P38"><text:tab/><text:tab/><text:tab/><text:span text:style-name="T9">{“errormessage”:&lt;text&gt;}</text:span></text:p>
      <text:p text:style-name="P38"><text:span text:style-name="T9"><text:tab/><text:tab/><text:tab/></text:span><text:span text:style-name="T12">400 - invalid content-type</text:span></text:p>
      <text:p text:style-name="P38"><text:span text:style-name="T9"><text:tab/><text:tab/><text:tab/></text:span><text:span text:style-name="T11">400 - token not available! provide token for authentication</text:span></text:p>
      <text:p text:style-name="P74"><text:tab/><text:tab/><text:tab/>400 - bad request! json is not in a proper format</text:p>
      <text:p text:style-name="P74"><text:tab/><text:tab/><text:tab/>400 - not a valid token</text:p>
      <text:p text:style-name="P74"><text:tab/><text:tab/><text:tab/>400 - not a string</text:p>
      <text:p text:style-name="P74"><text:tab/><text:tab/><text:tab/>400 - not an object</text:p>
      <text:p text:style-name="P44"><text:span text:style-name="T8"><text:tab/><text:tab/><text:tab/>400 - empty </text:span><text:span text:style-name="T15">client</text:span><text:span text:style-name="T8"> name</text:span></text:p>
      <text:p text:style-name="P44"><text:span text:style-name="T8"><text:tab/><text:tab/><text:tab/>400 - empty </text:span><text:span text:style-name="T15">client</text:span><text:span text:style-name="T8">id in header</text:span></text:p>
      <text:p text:style-name="P44"><text:span text:style-name="T8"><text:tab/><text:tab/><text:tab/>400 - invalid </text:span><text:span text:style-name="T15">client</text:span><text:span text:style-name="T8">id</text:span></text:p>
      <text:p text:style-name="P46"><text:span text:style-name="T8"><text:tab/><text:tab/><text:tab/>400 - </text:span><text:span text:style-name="T16">empty default role</text:span></text:p>
      <text:p text:style-name="P44"><text:span text:style-name="T8"><text:tab/><text:tab/><text:tab/>400 - invalid </text:span><text:span text:style-name="T12">role</text:span><text:span text:style-name="T8">id</text:span></text:p>
      <text:p text:style-name="P29">Example : </text:p>
      <text:p text:style-name="P90">{</text:p>
      <text:p text:style-name="P105">"clientdesc" : "client info",</text:p>
      <text:p text:style-name="P105">"clientname":"Client 1",</text:p>
      <text:p text:style-name="P105">"metainfo": {"info":"AHM1233"},</text:p>
      <text:p text:style-name="P95"><text:span text:style-name="T2">"defaultrole" : "</text:span><text:span text:style-name="T3">52be4446-d78a-4a8b-b02a-5ba1d687ebf9</text:span><text:span text:style-name="T2">"</text:span></text:p>
      <text:p text:style-name="P105">}</text:p>
      <text:p text:style-name="P89"/>
      <text:p text:style-name="P29">Response : </text:p>
      <text:p text:style-name="P113">{"success":"success"}</text:p>
      <text:p text:style-name="P63"/>
      <text:p text:style-name="P63"/>
      <text:p text:style-name="P51"><text:soft-page-break/>3) Get <text:span text:style-name="T47">Client</text:span></text:p>
      <text:p text:style-name="P8"><text:span text:style-name="T22">URL</text:span> : <text:span text:style-name="T40">http://localhost/client?clientid=&lt;clientid&gt;</text:span></text:p>
      <text:p text:style-name="P8"><text:span text:style-name="T22">Method</text:span> : <text:span text:style-name="T40">GET</text:span></text:p>
      <text:p text:style-name="P8"><text:span text:style-name="T22">Headers</text:span> :</text:p>
      <text:p text:style-name="P79">authorization : &lt;JWT-token&gt;</text:p>
      <text:p text:style-name="P8"/>
      <text:p text:style-name="P100">Response :</text:p>
      <text:p text:style-name="P100"><text:tab/>Success : </text:p>
      <text:p text:style-name="P59"><text:s text:c="6"/><text:tab/><text:tab/><text:tab/><text:span text:style-name="T7">{“success”:&lt;text&gt;}</text:span></text:p>
      <text:p text:style-name="P59"><text:tab/><text:tab/><text:tab/></text:p>
      <text:p text:style-name="P68"><text:tab/><text:tab/><text:tab/>200 - { <text:s/>"success": "success",</text:p>
      <text:p text:style-name="P118"><text:tab/><text:tab/><text:tab/><text:tab/><text:tab/>"result": [{</text:p>
      <text:p text:style-name="P118"><text:s text:c="6"/><text:tab/><text:tab/><text:tab/><text:tab/><text:tab/><text:tab/><text:tab/><text:tab/>"<text:span text:style-name="T46">client</text:span>id": <text:span text:style-name="T43">“&lt;uuid&gt;”</text:span>,</text:p>
      <text:p text:style-name="P118"><text:s text:c="5"/><text:tab/><text:tab/><text:tab/><text:tab/><text:tab/><text:tab/><text:tab/><text:tab/>"appid":<text:span text:style-name="T43">“&lt;uuid&gt;”</text:span>,</text:p>
      <text:p text:style-name="P119"><text:s text:c="6"/><text:tab/><text:tab/><text:tab/><text:tab/><text:tab/><text:tab/><text:tab/><text:tab/>"<text:span text:style-name="T46">client</text:span>desc": <text:span text:style-name="T43">“&lt;text&gt;”</text:span>,</text:p>
      <text:p text:style-name="P119"><text:s text:c="6"/><text:tab/><text:tab/><text:tab/><text:tab/><text:tab/><text:tab/><text:tab/><text:tab/>"<text:span text:style-name="T46">client</text:span>name": <text:span text:style-name="T43">“&lt;text&gt;”</text:span>,</text:p>
      <text:p text:style-name="P118"><text:s text:c="5"/><text:span text:style-name="T43"><text:s/><text:tab/><text:tab/><text:tab/><text:tab/><text:tab/><text:tab/><text:tab/><text:tab/>“create_ts”: “&lt;timestamp&gt;”</text:span></text:p>
      <text:p text:style-name="P120"><text:s/><text:tab/><text:tab/><text:tab/><text:tab/><text:tab/><text:tab/><text:tab/><text:tab/><text:span text:style-name="T42">"</text:span>defaultrole<text:span text:style-name="T42">":“&lt;uuid&gt;”,</text:span></text:p>
      <text:p text:style-name="P118"><text:s text:c="6"/><text:tab/><text:tab/><text:tab/><text:tab/><text:tab/><text:tab/><text:tab/><text:tab/>"isactive": true,</text:p>
      <text:p text:style-name="P118"><text:s text:c="6"/><text:tab/><text:tab/><text:tab/><text:tab/><text:tab/><text:tab/><text:tab/><text:tab/>"isdelete": false,</text:p>
      <text:p text:style-name="P118"><text:s text:c="6"/><text:tab/><text:tab/><text:tab/><text:tab/><text:tab/><text:tab/><text:tab/><text:tab/>"metainfo": <text:span text:style-name="T43">“map&lt;text, text&gt;”</text:span></text:p>
      <text:p text:style-name="P118"><text:s text:c="6"/><text:tab/><text:tab/><text:tab/><text:tab/><text:tab/><text:tab/><text:tab/><text:tab/>"mod_by": <text:span text:style-name="T43">“&lt;uuid&gt;”,</text:span></text:p>
      <text:p text:style-name="P118"><text:s text:c="6"/><text:tab/><text:tab/><text:tab/><text:tab/><text:tab/><text:tab/><text:tab/><text:tab/>"mod_ts": <text:span text:style-name="T43">“&lt;timestamp&gt;”</text:span></text:p>
      <text:p text:style-name="P118"><text:s text:c="4"/><text:tab/><text:tab/><text:tab/><text:tab/><text:tab/><text:tab/><text:tab/> <text:s/>}]</text:p>
      <text:p text:style-name="P68"><text:tab/><text:tab/><text:tab/> <text:s text:c="9"/>}</text:p>
      <text:p text:style-name="P38"><text:tab/>Failure:</text:p>
      <text:p text:style-name="P38"><text:tab/><text:tab/><text:tab/><text:span text:style-name="T9">{“errormessage”:&lt;text&gt;}</text:span></text:p>
      <text:p text:style-name="P38"><text:span text:style-name="T9"><text:tab/><text:tab/><text:tab/></text:span><text:span text:style-name="T11">400 - token not available! provide token for authentication</text:span></text:p>
      <text:p text:style-name="P74"><text:tab/><text:tab/><text:tab/>400 - not a valid token</text:p>
      <text:p text:style-name="P44"><text:span text:style-name="T8"><text:tab/><text:tab/><text:tab/>400 - empty </text:span><text:span text:style-name="T19">client</text:span><text:span text:style-name="T8">id </text:span><text:span text:style-name="T14">in query</text:span></text:p>
      <text:p text:style-name="P44"><text:span text:style-name="T8"><text:tab/><text:tab/><text:tab/>400 - invalid </text:span><text:span text:style-name="T19">client</text:span><text:span text:style-name="T8">id</text:span></text:p>
      <text:p text:style-name="P8"/>
      <text:p text:style-name="P30">Example : <text:span text:style-name="T13">http://localhost:8090/</text:span><text:span text:style-name="T18">client</text:span><text:span text:style-name="T13">?</text:span><text:span text:style-name="T18">client</text:span><text:span text:style-name="T13">id=</text:span><text:span text:style-name="T17">eb251fa0-6fda-4241-a426-7b294343a61d</text:span></text:p>
      <text:p text:style-name="P54">Response :</text:p>
      <text:p text:style-name="P118">{</text:p>
      <text:p text:style-name="P118"><text:s text:c="2"/>"success": "success",</text:p>
      <text:p text:style-name="P118"><text:s text:c="2"/>"result": [ {</text:p>
      <text:p text:style-name="P119"><text:s text:c="6"/>"<text:span text:style-name="T46">client</text:span>id": "<text:span text:style-name="T46">eb251fa0-6fda-4241-a426-7b294343a61d</text:span>",</text:p>
      <text:p text:style-name="P118"><text:s text:c="6"/>"appid": "898b0601-bab6-4ea8-b5d4-a1ccf1a7a3a9",</text:p>
      <text:p text:style-name="P69"><text:s text:c="6"/>"<text:span text:style-name="T46">client</text:span>desc": "<text:span text:style-name="T46">client info</text:span>",</text:p>
      <text:p text:style-name="P119"><text:s text:c="6"/>"<text:span text:style-name="T46">client</text:span>name": "<text:span text:style-name="T46">Client 1</text:span>"</text:p>
      <text:p text:style-name="P118"><text:s text:c="6"/>"create_ts": "2017-03-04T10:38:17.851Z",</text:p>
      <text:p text:style-name="P120"><text:s text:c="6"/>"defaultrole": "52be4446-d78a-4a8b-b02a-5ba1d687ebf9",</text:p>
      <text:p text:style-name="P118"><text:s text:c="6"/>"isactive": true,</text:p>
      <text:p text:style-name="P118"><text:s text:c="6"/>"isdelete": false,</text:p>
      <text:p text:style-name="P118"><text:s text:c="6"/>"metainfo": {</text:p>
      <text:p text:style-name="P119"><text:s text:c="7"/><text:span text:style-name="T46">"info": "AHM1233"</text:span></text:p>
      <text:p text:style-name="P118"><text:s text:c="6"/>},</text:p>
      <text:p text:style-name="P118"><text:s text:c="6"/>"mod_by": null,</text:p>
      <text:p text:style-name="P118"><text:s text:c="6"/>"mod_ts": "2017-03-04T10:38:17.851Z"</text:p>
      <text:p text:style-name="P118"><text:s text:c="4"/>}]</text:p>
      <text:p text:style-name="P118">}</text:p>
      <text:p text:style-name="P51"><text:soft-page-break/><text:span text:style-name="T41">4</text:span>) Get <text:span text:style-name="T47">Client List</text:span></text:p>
      <text:p text:style-name="P8"><text:span text:style-name="T22">URL</text:span> : <text:span text:style-name="T40">http://localhost/client/list?appid=&lt;appid&gt;</text:span></text:p>
      <text:p text:style-name="P8"><text:span text:style-name="T22">Method</text:span> : <text:span text:style-name="T40">GET</text:span></text:p>
      <text:p text:style-name="P8"><text:span text:style-name="T22">Headers</text:span> :</text:p>
      <text:p text:style-name="P65">authorization : &lt;JWT-token&gt;</text:p>
      <text:p text:style-name="P65"/>
      <text:p text:style-name="P100">Response :</text:p>
      <text:p text:style-name="P100"><text:tab/>Success : </text:p>
      <text:p text:style-name="P59"><text:s text:c="6"/><text:tab/><text:tab/><text:tab/><text:span text:style-name="T7">{“success”:&lt;text&gt;}</text:span></text:p>
      <text:p text:style-name="P69"><text:tab/><text:tab/><text:tab/>200 - { <text:s/>"success": "success",</text:p>
      <text:p text:style-name="P119"><text:tab/><text:tab/><text:tab/><text:tab/><text:tab/>"result": [{</text:p>
      <text:p text:style-name="P119"><text:s text:c="6"/><text:tab/><text:tab/><text:tab/><text:tab/><text:tab/><text:tab/><text:tab/><text:tab/>"<text:span text:style-name="T46">client</text:span>id": <text:span text:style-name="T43">“&lt;uuid&gt;”</text:span>,</text:p>
      <text:p text:style-name="P119"><text:s text:c="5"/><text:tab/><text:tab/><text:tab/><text:tab/><text:tab/><text:tab/><text:tab/><text:tab/>"appid":<text:span text:style-name="T43">“&lt;uuid&gt;”</text:span>,</text:p>
      <text:p text:style-name="P119"><text:s text:c="6"/><text:tab/><text:tab/><text:tab/><text:tab/><text:tab/><text:tab/><text:tab/><text:tab/>"<text:span text:style-name="T46">client</text:span>desc": <text:span text:style-name="T43">“&lt;text&gt;”</text:span>,</text:p>
      <text:p text:style-name="P119"><text:s text:c="6"/><text:tab/><text:tab/><text:tab/><text:tab/><text:tab/><text:tab/><text:tab/><text:tab/>"<text:span text:style-name="T46">client</text:span>name": <text:span text:style-name="T43">“&lt;text&gt;”</text:span>,</text:p>
      <text:p text:style-name="P119"><text:s text:c="5"/><text:span text:style-name="T43"><text:s/><text:tab/><text:tab/><text:tab/><text:tab/><text:tab/><text:tab/><text:tab/><text:tab/>“create_ts”: “&lt;timestamp&gt;”</text:span></text:p>
      <text:p text:style-name="P120"><text:s/><text:tab/><text:tab/><text:tab/><text:tab/><text:tab/><text:tab/><text:tab/><text:tab/><text:span text:style-name="T42">"</text:span>defaultrole<text:span text:style-name="T42">":“&lt;uuid&gt;”,</text:span></text:p>
      <text:p text:style-name="P119"><text:s text:c="6"/><text:tab/><text:tab/><text:tab/><text:tab/><text:tab/><text:tab/><text:tab/><text:tab/>"isactive": true,</text:p>
      <text:p text:style-name="P119"><text:s text:c="6"/><text:tab/><text:tab/><text:tab/><text:tab/><text:tab/><text:tab/><text:tab/><text:tab/>"isdelete": false,</text:p>
      <text:p text:style-name="P119"><text:s text:c="6"/><text:tab/><text:tab/><text:tab/><text:tab/><text:tab/><text:tab/><text:tab/><text:tab/>"metainfo": <text:span text:style-name="T43">“map&lt;text, text&gt;”</text:span></text:p>
      <text:p text:style-name="P119"><text:s text:c="6"/><text:tab/><text:tab/><text:tab/><text:tab/><text:tab/><text:tab/><text:tab/><text:tab/>"mod_by": <text:span text:style-name="T43">“&lt;uuid&gt;”,</text:span></text:p>
      <text:p text:style-name="P119"><text:s text:c="6"/><text:tab/><text:tab/><text:tab/><text:tab/><text:tab/><text:tab/><text:tab/><text:tab/>"mod_ts": <text:span text:style-name="T43">“&lt;timestamp&gt;”</text:span></text:p>
      <text:p text:style-name="P119"><text:s text:c="4"/><text:tab/><text:tab/><text:tab/><text:tab/><text:tab/><text:tab/><text:tab/> <text:s/>}]</text:p>
      <text:p text:style-name="P69"><text:tab/><text:tab/><text:tab/> <text:s text:c="9"/>}</text:p>
      <text:p text:style-name="P38"><text:tab/>Failure:</text:p>
      <text:p text:style-name="P38"><text:tab/><text:tab/><text:tab/><text:span text:style-name="T9">{“errormessage”:&lt;text&gt;}</text:span></text:p>
      <text:p text:style-name="P38"><text:span text:style-name="T9"><text:tab/><text:tab/><text:tab/></text:span><text:span text:style-name="T11">400 - token not available! provide token for authentication</text:span></text:p>
      <text:p text:style-name="P74"><text:tab/><text:tab/><text:tab/>400 - not a valid token</text:p>
      <text:p text:style-name="P44"><text:span text:style-name="T8"><text:tab/><text:tab/><text:tab/>400 - empty </text:span><text:span text:style-name="T14">app</text:span><text:span text:style-name="T8">id </text:span><text:span text:style-name="T14">in query</text:span></text:p>
      <text:p text:style-name="P44"><text:span text:style-name="T8"><text:tab/><text:tab/><text:tab/>400 - invalid </text:span><text:span text:style-name="T14">app</text:span><text:span text:style-name="T8">id</text:span></text:p>
      <text:p text:style-name="P8"/>
      <text:p text:style-name="P29">Example : <text:span text:style-name="T13">http://localhost:8090/</text:span><text:span text:style-name="T17">client</text:span><text:span text:style-name="T13">/</text:span><text:span text:style-name="T14">list</text:span><text:span text:style-name="T13">?</text:span><text:span text:style-name="T14">app</text:span><text:span text:style-name="T13">id=898b0601-bab6-4ea8-b5d4-a1ccf1a7a3a9</text:span></text:p>
      <text:p text:style-name="P29"/>
      <text:p text:style-name="P54">Response :</text:p>
      <text:p text:style-name="P119">{</text:p>
      <text:p text:style-name="P119"><text:s text:c="2"/>"success": "success",</text:p>
      <text:p text:style-name="P119"><text:s text:c="2"/>"result": [ {</text:p>
      <text:p text:style-name="P119"><text:s text:c="6"/>"<text:span text:style-name="T46">client</text:span>id": "<text:span text:style-name="T46">eb251fa0-6fda-4241-a426-7b294343a61d<text:tab/></text:span>",</text:p>
      <text:p text:style-name="P119"><text:s text:c="6"/>"appid": "898b0601-bab6-4ea8-b5d4-a1ccf1a7a3a9",</text:p>
      <text:p text:style-name="P69"><text:s text:c="6"/>"<text:span text:style-name="T46">client</text:span>desc": "<text:span text:style-name="T46">client info</text:span>",</text:p>
      <text:p text:style-name="P119"><text:s text:c="6"/>"<text:span text:style-name="T46">client</text:span>name": "<text:span text:style-name="T46">Client 1</text:span>"</text:p>
      <text:p text:style-name="P119"><text:s text:c="6"/>"create_ts": "2017-03-04T10:38:17.851Z",</text:p>
      <text:p text:style-name="P120"><text:s text:c="6"/>"defaultrole": "52be4446-d78a-4a8b-b02a-5ba1d687ebf9",</text:p>
      <text:p text:style-name="P119"><text:s text:c="6"/>"isactive": true,</text:p>
      <text:p text:style-name="P119"><text:s text:c="6"/>"isdelete": false,</text:p>
      <text:p text:style-name="P119"><text:s text:c="6"/>"metainfo": {</text:p>
      <text:p text:style-name="P119"><text:s text:c="7"/><text:span text:style-name="T46">"info": "AHM1233"</text:span></text:p>
      <text:p text:style-name="P119"><text:s text:c="6"/>},</text:p>
      <text:p text:style-name="P119"><text:s text:c="6"/>"mod_by": null,</text:p>
      <text:p text:style-name="P119"><text:s text:c="6"/>"mod_ts": "2017-03-04T10:38:17.851Z"</text:p>
      <text:p text:style-name="P119"><text:s text:c="4"/>}]</text:p>
      <text:p text:style-name="P119">}</text:p>
      <text:p text:style-name="P19"><text:soft-page-break/>Login App User</text:p>
      <text:p text:style-name="P19"/>
      <text:p text:style-name="P9"><text:span text:style-name="T22">1) </text:span><text:span text:style-name="T28">Login</text:span></text:p>
      <text:p text:style-name="P9"/>
      <text:p text:style-name="P14"><text:span text:style-name="T26">URL</text:span><text:span text:style-name="T1"> : http://localhost/login</text:span></text:p>
      <text:p text:style-name="P9"><text:span text:style-name="T22">Method</text:span> : POST</text:p>
      <text:p text:style-name="P9"><text:span text:style-name="T22">Headers</text:span> :</text:p>
      <text:p text:style-name="P9">content-type : application\json</text:p>
      <text:p text:style-name="P9"><text:span text:style-name="T50">client</text:span>id <text:s/>: &lt;uuid&gt;<text:span text:style-name="T4">&lt;clientid&gt;</text:span></text:p>
      <text:p text:style-name="P9"/>
      <text:p text:style-name="P9"><text:span text:style-name="T23">P</text:span><text:span text:style-name="T22">ayloaddata</text:span> : </text:p>
      <text:p text:style-name="P85">{</text:p>
      <text:p text:style-name="P24"><text:s text:c="4"/>“emailid ” : “&lt;text&gt;”, <text:span text:style-name="T5">&lt;mandatory&gt; &lt;Proper Email Format required&gt;</text:span></text:p>
      <text:p text:style-name="P24"><text:s text:c="4"/>“<text:span text:style-name="T50">password</text:span>” : “&lt;text&gt;”,<text:span text:style-name="T5">&lt;mandatory&gt; </text:span></text:p>
      <text:p text:style-name="P110">}</text:p>
      <text:p text:style-name="P101">Response :</text:p>
      <text:p text:style-name="P101"><text:tab/>Success : </text:p>
      <text:p text:style-name="P60"><text:s text:c="6"/><text:tab/><text:tab/><text:tab/><text:span text:style-name="T7">{“success”:&lt;text&gt;, “result”:{“</text:span><text:span text:style-name="T20">authtoken</text:span><text:span text:style-name="T7">”:</text:span><text:span text:style-name="T20">&lt;JWT-token&gt;,"role": &lt;roleid&gt;</text:span><text:span text:style-name="T7">}}</text:span></text:p>
      <text:p text:style-name="P60"><text:tab/><text:tab/><text:tab/><text:span text:style-name="T50">200 - {</text:span><text:span text:style-name="T20">"success": "success","result": { "authtoken": &lt;JWT-token&gt;,"role": &lt;roleid&gt;}}</text:span></text:p>
      <text:p text:style-name="P39"><text:tab/>Failure:</text:p>
      <text:p text:style-name="P39"><text:tab/><text:tab/><text:tab/><text:span text:style-name="T9">{“errormessage”:&lt;text&gt;}</text:span></text:p>
      <text:p text:style-name="P39"><text:span text:style-name="T9"><text:tab/><text:tab/><text:tab/></text:span><text:span text:style-name="T12">400 - invalid content-type</text:span></text:p>
      <text:p text:style-name="P75"><text:tab/><text:tab/><text:tab/>400 - bad request! json is not in a proper format</text:p>
      <text:p text:style-name="P47"><text:span text:style-name="T8"><text:tab/><text:tab/><text:tab/>400 - </text:span><text:span text:style-name="T20">empty emailid</text:span></text:p>
      <text:p text:style-name="P47"><text:span text:style-name="T8"><text:tab/><text:tab/><text:tab/>400 - </text:span><text:span text:style-name="T20">invalid email</text:span></text:p>
      <text:p text:style-name="P47"><text:span text:style-name="T8"><text:tab/><text:tab/><text:tab/>400 - </text:span><text:span text:style-name="T20">empty password</text:span></text:p>
      <text:p text:style-name="P47"><text:span text:style-name="T8"><text:tab/><text:tab/><text:tab/>400 - </text:span><text:span text:style-name="T20">app id not found</text:span></text:p>
      <text:p text:style-name="P47"><text:span text:style-name="T8"><text:tab/><text:tab/><text:tab/>400 - </text:span><text:span text:style-name="T20">client id not found</text:span></text:p>
      <text:p text:style-name="P47"><text:span text:style-name="T8"><text:tab/><text:tab/><text:tab/>400 - </text:span><text:span text:style-name="T20">login failed</text:span></text:p>
      <text:p text:style-name="P14"><text:span text:style-name="T35"><text:tab/><text:tab/><text:tab/>400 - </text:span><text:span text:style-name="T8">empty clientid in header</text:span></text:p>
      <text:p text:style-name="P14"><text:span text:style-name="T35"><text:tab/><text:tab/><text:tab/></text:span><text:span text:style-name="T36">400 - invalid clientid</text:span></text:p>
      <text:p text:style-name="P31">Example : </text:p>
      <text:p text:style-name="P91">{</text:p>
      <text:p text:style-name="P91">"emailid":"bhumi.patel@einfochips.com",</text:p>
      <text:p text:style-name="P91">"password": "pwd1"</text:p>
      <text:p text:style-name="P91">}</text:p>
      <text:p text:style-name="P31">Response : </text:p>
      <text:p text:style-name="P121">{</text:p>
      <text:p text:style-name="P121"><text:s text:c="2"/>"success": "success",</text:p>
      <text:p text:style-name="P121"><text:s text:c="2"/>"result": {</text:p>
      <text:p text:style-name="P121"><text:s text:c="4"/>"authtoken": "eyJhbGciOiJIUzI1NiIsInR5cCI6IkpXVCJ9.eyJ1c2VyaWQiOiI2NTRhNTJkNi1kZTcxLTRkMGEtOWFlOC0wMzdmMjM4MTY4YzYiLCJlbWFpbGlkIjoiYmh1bWkucGF0ZWxAZWluZm9jaGlwcy5jb20iLCJpYXQiOjE0ODg3OTY1MzIsImV4cCI6MTQ4ODg0NjUzMn0.rfAlu2tIFtpDApEg1Gsj0NCqCxwoTT09z3kyQz0o3Mo",</text:p>
      <text:p text:style-name="P121"><text:s text:c="4"/>"role": [</text:p>
      <text:p text:style-name="P121"><text:s text:c="6"/>"52be4446-d78a-4a8b-b02a-5ba1d687ebf9"</text:p>
      <text:p text:style-name="P121"><text:s text:c="4"/>]</text:p>
      <text:p text:style-name="P121"><text:s text:c="2"/>}</text:p>
      <text:p text:style-name="P121">}</text:p>
      <text:p text:style-name="P121"/>
      <text:p text:style-name="P121"/>
      <text:p text:style-name="P121"/>
      <text:p text:style-name="P93"><text:soft-page-break/><text:span text:style-name="T31">App User </text:span><text:span text:style-name="T22">Token Verification</text:span></text:p>
      <text:p text:style-name="P125"/>
      <text:p text:style-name="P10"><text:span text:style-name="T30">1</text:span><text:span text:style-name="T22">) </text:span><text:span text:style-name="T29">Verify</text:span></text:p>
      <text:p text:style-name="P10"/>
      <text:p text:style-name="P15"><text:span text:style-name="T26">URL</text:span><text:span text:style-name="T1"> : http://localhost/Verify</text:span></text:p>
      <text:p text:style-name="P10"><text:span text:style-name="T22">Method</text:span> : POST</text:p>
      <text:p text:style-name="P10"><text:span text:style-name="T22">Headers</text:span> :</text:p>
      <text:p text:style-name="P10">content-type : application\json</text:p>
      <text:p text:style-name="P80">authorization : &lt;JWT-token&gt;</text:p>
      <text:p text:style-name="P10"><text:span text:style-name="T50">client</text:span>id <text:s/>: &lt;uuid&gt;<text:span text:style-name="T4">&lt;clientid&gt;</text:span></text:p>
      <text:p text:style-name="P10"/>
      <text:p text:style-name="P10"><text:span text:style-name="T23">P</text:span><text:span text:style-name="T22">ayloaddata</text:span> : </text:p>
      <text:p text:style-name="P86">{</text:p>
      <text:p text:style-name="P111">}</text:p>
      <text:p text:style-name="P102">Response :</text:p>
      <text:p text:style-name="P102"><text:tab/>Success : </text:p>
      <text:p text:style-name="P61"><text:s text:c="6"/><text:tab/><text:tab/><text:tab/><text:span text:style-name="T7">{“success”:&lt;text&gt;}</text:span></text:p>
      <text:p text:style-name="P61"><text:tab/><text:tab/><text:tab/><text:span text:style-name="T50">200 - {</text:span><text:span text:style-name="T20">"success": "success"}</text:span></text:p>
      <text:p text:style-name="P40"><text:tab/>Failure:</text:p>
      <text:p text:style-name="P40"><text:tab/><text:tab/><text:tab/><text:span text:style-name="T9">{“errormessage”:&lt;text&gt;}</text:span></text:p>
      <text:p text:style-name="P40"><text:span text:style-name="T9"><text:tab/><text:tab/><text:tab/></text:span><text:span text:style-name="T12">400 - invalid content-type</text:span></text:p>
      <text:p text:style-name="P48"><text:span text:style-name="T8"><text:tab/><text:tab/><text:tab/>400 - </text:span><text:span text:style-name="T21">token not available! provide token for authentication</text:span></text:p>
      <text:p text:style-name="P48"><text:span text:style-name="T8"><text:tab/><text:tab/><text:tab/>400 - </text:span><text:span text:style-name="T21">not a valid token</text:span></text:p>
      <text:p text:style-name="P48"><text:span text:style-name="T8"><text:tab/><text:tab/><text:tab/>400 - </text:span><text:span text:style-name="T21">app id not found</text:span></text:p>
      <text:p text:style-name="P15"><text:span text:style-name="T35"><text:tab/><text:tab/><text:tab/>400 - </text:span><text:span text:style-name="T37">client id not found</text:span></text:p>
      <text:p text:style-name="P76"><text:tab/><text:tab/><text:tab/>400 - empty clientid in header</text:p>
      <text:p text:style-name="P15"><text:span text:style-name="T35"><text:tab/><text:tab/><text:tab/></text:span><text:span text:style-name="T36">400 - invalid clientid</text:span></text:p>
      <text:p text:style-name="P32">Example : </text:p>
      <text:p text:style-name="P92"/>
      <text:p text:style-name="P32">Response : </text:p>
      <text:p text:style-name="P122">{"success": "success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38:43.940006203</meta:creation-date>
    <dc:date>2017-03-06T16:29:59.078196959</dc:date>
    <meta:editing-duration>PT2H13M19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0" meta:paragraph-count="444" meta:word-count="1230" meta:character-count="11511" meta:non-whitespace-character-count="9061"/>
  </office:meta>
</office:document-meta>
</file>